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IPRODUCT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156009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ESAR MANUEL MONTOYA LAICH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07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3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126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1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92908</text:span></text:p>
          </table:table-cell>
          <table:table-cell table:style-name="Tabla2.A2" office:value-type="string">
            <text:p text:style-name="P4"><text:span text:style-name="T5">1258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GRIPRODUCT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25:3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